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125%"/>
      <style:text-properties officeooo:rsid="0017361d" officeooo:paragraph-rsid="0017361d"/>
    </style:style>
    <style:style style:name="P2" style:family="paragraph" style:parent-style-name="Standard">
      <style:paragraph-properties fo:line-height="125%"/>
      <style:text-properties officeooo:rsid="0017361d" officeooo:paragraph-rsid="001a311d"/>
    </style:style>
    <style:style style:name="P3" style:family="paragraph" style:parent-style-name="Standard">
      <style:paragraph-properties fo:line-height="125%"/>
      <style:text-properties fo:font-size="12pt" fo:font-weight="normal" officeooo:paragraph-rsid="001abcc1" style:font-size-asian="12pt" style:font-weight-asian="normal" style:font-size-complex="12pt" style:font-weight-complex="normal"/>
    </style:style>
    <style:style style:name="P4" style:family="paragraph" style:parent-style-name="Standard">
      <style:paragraph-properties fo:line-height="125%"/>
      <style:text-properties fo:font-size="12pt" fo:font-weight="bold" officeooo:rsid="0017361d" officeooo:paragraph-rsid="0025f440" style:font-size-asian="12pt" style:font-weight-asian="bold" style:font-size-complex="12pt" style:font-weight-complex="bold"/>
    </style:style>
    <style:style style:name="P5" style:family="paragraph" style:parent-style-name="Standard">
      <style:paragraph-properties fo:line-height="125%"/>
      <style:text-properties fo:font-size="20pt" fo:font-weight="bold" officeooo:rsid="0017361d" officeooo:paragraph-rsid="001abcc1" style:font-size-asian="20pt" style:font-weight-asian="bold" style:font-size-complex="20pt" style:font-weight-complex="bold"/>
    </style:style>
    <style:style style:name="P6" style:family="paragraph" style:parent-style-name="Standard">
      <style:paragraph-properties fo:line-height="125%"/>
      <style:text-properties fo:font-weight="bold" officeooo:rsid="0021b9c1" officeooo:paragraph-rsid="0021b9c1" style:font-weight-asian="bold" style:font-weight-complex="bold"/>
    </style:style>
    <style:style style:name="P7" style:family="paragraph" style:parent-style-name="Standard">
      <style:paragraph-properties fo:line-height="125%" fo:padding="0.074cm" fo:border-left="none" fo:border-right="none" fo:border-top="none" fo:border-bottom="0.99pt solid #000000" style:join-border="false"/>
      <style:text-properties officeooo:rsid="0017361d" officeooo:paragraph-rsid="0017361d"/>
    </style:style>
    <style:style style:name="P8" style:family="paragraph" style:parent-style-name="Standard">
      <style:paragraph-properties fo:line-height="125%"/>
      <style:text-properties fo:font-weight="bold" officeooo:rsid="0025f440" officeooo:paragraph-rsid="0025f440" style:font-weight-asian="bold" style:font-weight-complex="bold"/>
    </style:style>
    <style:style style:name="P9" style:family="paragraph" style:parent-style-name="Standard">
      <style:paragraph-properties fo:line-height="125%"/>
      <style:text-properties fo:font-style="italic" fo:font-weight="normal" officeooo:rsid="0025f440" officeooo:paragraph-rsid="0025f440" style:font-style-asian="italic" style:font-weight-asian="normal" style:font-style-complex="italic" style:font-weight-complex="normal"/>
    </style:style>
    <style:style style:name="P10" style:family="paragraph" style:parent-style-name="Standard">
      <style:paragraph-properties fo:line-height="125%"/>
      <style:text-properties fo:font-weight="normal" officeooo:rsid="0025f440" officeooo:paragraph-rsid="0025f440" style:font-weight-asian="normal" style:font-weight-complex="normal"/>
    </style:style>
    <style:style style:name="P11" style:family="paragraph" style:parent-style-name="Standard">
      <style:paragraph-properties fo:line-height="125%"/>
      <style:text-properties fo:font-weight="normal" officeooo:rsid="0025f440" officeooo:paragraph-rsid="0027b589" style:font-weight-asian="normal" style:font-weight-complex="normal"/>
    </style:style>
    <style:style style:name="P12" style:family="paragraph" style:parent-style-name="Standard">
      <style:paragraph-properties fo:line-height="125%"/>
      <style:text-properties fo:font-weight="normal" officeooo:rsid="0025f440" officeooo:paragraph-rsid="002994b8" style:font-weight-asian="normal" style:font-weight-complex="normal"/>
    </style:style>
    <style:style style:name="P13" style:family="paragraph" style:parent-style-name="Standard">
      <style:paragraph-properties fo:line-height="125%"/>
      <style:text-properties fo:font-weight="normal" officeooo:rsid="0025f440" officeooo:paragraph-rsid="002a88a2" style:font-weight-asian="normal" style:font-weight-complex="normal"/>
    </style:style>
    <style:style style:name="P14" style:family="paragraph" style:parent-style-name="Standard">
      <style:paragraph-properties fo:line-height="125%"/>
      <style:text-properties fo:font-weight="normal" officeooo:rsid="0025f440" officeooo:paragraph-rsid="002abf28" style:font-weight-asian="normal" style:font-weight-complex="normal"/>
    </style:style>
    <style:style style:name="P15" style:family="paragraph" style:parent-style-name="Standard">
      <style:paragraph-properties fo:line-height="125%" fo:break-before="page"/>
      <style:text-properties fo:font-weight="bold" officeooo:rsid="0025f440" officeooo:paragraph-rsid="0025f440" style:font-weight-asian="bold" style:font-weight-complex="bold"/>
    </style:style>
    <style:style style:name="T1" style:family="text">
      <style:text-properties officeooo:rsid="00192576"/>
    </style:style>
    <style:style style:name="T2" style:family="text">
      <style:text-properties officeooo:rsid="001a311d"/>
    </style:style>
    <style:style style:name="T3" style:family="text">
      <style:text-properties officeooo:rsid="001b7947"/>
    </style:style>
    <style:style style:name="T4" style:family="text">
      <style:text-properties officeooo:rsid="0021b9c1"/>
    </style:style>
    <style:style style:name="T5" style:family="text">
      <style:text-properties officeooo:rsid="0025f440"/>
    </style:style>
    <style:style style:name="T6" style:family="text">
      <style:text-properties officeooo:rsid="0027b589"/>
    </style:style>
    <style:style style:name="T7" style:family="text">
      <style:text-properties officeooo:rsid="002994b8"/>
    </style:style>
    <style:style style:name="T8" style:family="text">
      <style:text-properties style:text-position="sub 58%" officeooo:rsid="002994b8"/>
    </style:style>
    <style:style style:name="T9" style:family="text">
      <style:text-properties officeooo:rsid="002a88a2"/>
    </style:style>
    <style:style style:name="T10" style:family="text">
      <style:text-properties officeooo:rsid="002abf28"/>
    </style:style>
    <style:style style:name="T11" style:family="text">
      <style:text-properties officeooo:rsid="002b0c9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Verteilte Algorithmen</text:p>
      <text:p text:style-name="P5">Aufgabenblatt <text:span text:style-name="T5">3</text:span></text:p>
      <text:p text:style-name="P3"><text:span text:style-name="T1">(</text:span><text:span text:style-name="T2">zum </text:span><text:span text:style-name="T5">14</text:span><text:span text:style-name="T1">. </text:span><text:span text:style-name="T4">November</text:span><text:span text:style-name="T3"> </text:span><text:span text:style-name="T1">2012)</text:span></text:p>
      <text:p text:style-name="P1"/>
      <text:p text:style-name="P6">Gruppe 08</text:p>
      <text:p text:style-name="P2">Björn Stabel <text:span text:style-name="T2">222128</text:span></text:p>
      <text:p text:style-name="P2">Tim Strehlow 316594</text:p>
      <text:p text:style-name="P1">Friedrich Maiwald 350570</text:p>
      <text:p text:style-name="P7"/>
      <text:p text:style-name="P1"/>
      <text:p text:style-name="P8">3.1 Auswahl</text:p>
      <text:p text:style-name="P9">a) Implementieren Sie den dreiphasigen Auswahlalgorithmus auf Bäumen aus der Vorlesung und testen Sie ihn auf verschiedenen Baumtopologien.</text:p>
      <text:p text:style-name="P10"><text:span text:style-name="T6">Wir haben den Algorithmus implementiert. Die Knoten sind zuerst weiß, nach der Explosionsphase werden sie orange. Nach Ende der Kontraktionsphase werden sie rot dargestellt, am Ende wenn sie über den Gewinner Bescheid wissen werden sie blau. In allen getesteten Fällen</text:span> <text:span text:style-name="T6">ist die <text:s/></text:span>Nachrichtenanzahl auch immer 3n-4+k.</text:p>
      <text:p text:style-name="P12"><text:span text:style-name="T6">Ein Sonderfall ist, wenn ein oder mehrere der Initiator-Knoten Blätter sind. In diesem Fall müssen das die Initiator-Knoten selber merken, und senden sofort </text:span><text:span text:style-name="T7">ihre ID als Kontraktionsnachricht aus. Knoten die noch nicht in der Explosionsphase waren und schon eine Kontraktionsnachricht erhalten (also Eltern dieser Initiator-Blätter), speichern dieses Maximum, starten die Explosion auf allen anderen Kanälen und warten auch dort auf die Rückmeldung der Kontraktionsphase. Da wir uns die Explosionsnachrichten der Initiator-Blätter sparen (sie könnten ja auch von den Kontraktionsnachrichten überholt werden), kommen wir auch hier auf <text:s/></text:span>3n-4+k<text:span text:style-name="T8">i</text:span> <text:span text:style-name="T7">Nachrichten, wobei k</text:span><text:span text:style-name="T8">i</text:span><text:span text:style-name="T7"> nur für die Initiatoren steht, die keine Blätter sind.</text:span></text:p>
      <text:p text:style-name="P10"/>
      <text:p text:style-name="P9">b) Testen Sie den Algorithmus auf einer Nicht-Baum-Topologie, zum Beispiel einem Hypercube oder einem Ring. Was passiert? Wie erklären sich Ihre Beobachtungen?</text:p>
      <text:p text:style-name="P11"><text:span text:style-name="T6">Wir haben den Algorithmus auf einem Ring getestet, und erwartungsgemäß hat nur die Explosionsphase geklappt. Danach passiert nichts weiter, weil es in diesen Topologien keine Blätter gibt, die die Kontraktionsphase einleiten. </text:span><text:span text:style-name="T7">Selbst wenn es zusätzlich ein Blatt-Knoten geben würde, wäre damit nicht gesichert, dass der Algorithmus korrekt funktioniert, da der </text:span><text:span text:style-name="T11">N</text:span><text:span text:style-name="T7">achrichtenverlauf der Kontraktionsphase auf die Baum-Topologie aufbaut und daher auf zyklischen Topologien wie Ring oder Hypercube nicht funktioniert.</text:span></text:p>
      <text:p text:style-name="P10"/>
      <text:p text:style-name="P8"/>
      <text:p text:style-name="P15">3.2 Terminierung</text:p>
      <text:p text:style-name="P9">Folgender Algorithmus zur Feststellung der verteilten Terminierung im Atommodell wird vorgeschlagen: Jede Nachricht erhält einen global eindeutigen Namen. In einer Kontrollwelle werden jeweils die Namen der gesendeten und der empfangenen Nachrichten in zwei Mengen S und E kumuliert. Terminierung wird gemeldet, wenn nach Abschluss der Kontrollwelle die beiden Mengen übereinstimmen (S = E). Ist dieser Algorithmus korrekt? Beweisen Sie Ihre Antwort!</text:p>
      <text:p text:style-name="P13">Dieser Algorithmus wird in einem Atommodell <text:span text:style-name="T10">korrekt </text:span>funktionieren. <text:span text:style-name="T9">Wenn am Ende der Kontrollwelle die Elemente der Mengen S und E übereinstimmen, bedeutet das Folgendes: Alle Nachrichten, die </text:span><text:span text:style-name="T10">von Knoten gesendet wurden, die danach von der Kontrollwelle besucht werden, werden auch von Knoten empfangen, die erst nach dem Empfangen von der Kontrollwelle besucht werden. Somit</text:span><text:span text:style-name="T9"> kann es keine Nachrichten geben, die die Kontrollwelle von der einen Seite (</text:span><text:span text:style-name="T10">zeitlich </text:span><text:span text:style-name="T9">vor der Kontrollwelle </text:span><text:span text:style-name="T11">gesendet und nie empfangen</text:span><text:span text:style-name="T9">) oder anderen Seite (</text:span><text:span text:style-name="T10">zeitlich </text:span><text:span text:style-name="T11">vor der Kontrollwelle empfangen aber „nie gesendet“</text:span><text:span text:style-name="T9">) schneiden.</text:span></text:p>
      <text:p text:style-name="P14"><text:span text:style-name="T11">Ein </text:span><text:span text:style-name="T10">Nachteil diese Algorithmus ist es, dass </text:span><text:span text:style-name="T11">in der</text:span><text:span text:style-name="T10"> Kontrollwelle </text:span><text:span text:style-name="T11">die Namen </text:span><text:span text:style-name="T10">alle</text:span><text:span text:style-name="T11">r</text:span><text:span text:style-name="T10"> gesendeten Basisnachrichten gespeichert werden, was ja nach Netzgröße und Beschaffenheit des Basisalgorithmus zu sehr großen Nachrichten der Kontrollwelle führen kan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0-31T11:22:40.80</meta:creation-date>
    <dc:date>2012-11-14T18:26:51.04</dc:date>
    <meta:editing-duration>PT1H9M22S</meta:editing-duration>
    <meta:editing-cycles>12</meta:editing-cycles>
    <meta:generator>LibreOffice/3.6$Windows_x86 LibreOffice_project/e29a214-2bbed72-0621de6-a97528c-8f066d</meta:generator>
    <meta:document-statistic meta:table-count="0" meta:image-count="0" meta:object-count="0" meta:page-count="2" meta:paragraph-count="17" meta:word-count="456" meta:character-count="3298" meta:non-whitespace-character-count="2857"/>
  </office:meta>
</office:document-meta>
</file>